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d9885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paragraph-rsid="000e37b3"/>
    </style:style>
    <style:style style:name="P6" style:family="paragraph" style:parent-style-name="Text_20_body">
      <style:text-properties officeooo:rsid="000d9885" officeooo:paragraph-rsid="000d9885"/>
    </style:style>
    <style:style style:name="P7" style:family="paragraph" style:parent-style-name="Text_20_body">
      <style:text-properties officeooo:rsid="000e37b3" officeooo:paragraph-rsid="000e37b3"/>
    </style:style>
    <style:style style:name="P8" style:family="paragraph" style:parent-style-name="Text_20_body">
      <style:text-properties fo:color="#000000" style:text-line-through-style="none" style:font-name="Times New Roman" fo:font-size="12pt" style:text-underline-style="none" officeooo:rsid="000e37b3" officeooo:paragraph-rsid="000e37b3" style:font-name-asian="Times New Roman1" style:font-size-asian="12pt" style:font-name-complex="Times New Roman1" style:font-size-complex="12pt"/>
    </style:style>
    <style:style style:name="P9" style:family="paragraph" style:parent-style-name="Text_20_body">
      <style:text-properties fo:color="#000000" style:text-line-through-style="none" style:font-name="Times New Roman" fo:font-size="12pt" style:text-underline-style="none" officeooo:rsid="000eca88" officeooo:paragraph-rsid="000eca88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d9885"/>
    </style:style>
    <style:style style:name="T2" style:family="text">
      <style:text-properties officeooo:rsid="000e37b3"/>
    </style:style>
    <style:style style:name="T3" style:family="text">
      <style:text-properties fo:color="#000000" style:font-name="Times New Roman1" fo:font-size="11.5pt" officeooo:rsid="000e37b3" style:font-name-asian="Times New Roman1" style:font-size-asian="11.5pt" style:font-name-complex="Times New Roman1" style:font-size-complex="11.5pt"/>
    </style:style>
    <style:style style:name="T4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1a4f7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9" style:family="text">
      <style:text-properties officeooo:rsid="0011a4f7"/>
    </style:style>
    <style:style style:name="T10" style:family="text">
      <style:text-properties officeooo:rsid="00129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6">Richiesta iscrizione personale e studenti atene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Vanessa (professoressa)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1">Vanessa, professoressa presso l'università degli studi di Salerno </text:span><text:span text:style-name="T10">e docente di economia aziendale ha una figlia di un anno che a causa del suo lavoro e del lavoro di suo marito resterebbe solo a casa non avendo nessuno a cui affidarla </text:span><text:span text:style-name="T1">decide </text:span><text:span text:style-name="T10">quindi </text:span><text:span text:style-name="T1">di usufruire del servizio asilo nido </text:span><text:span text:style-name="T10">messo a disposizione dal campus di Fisciano proprio per queste esigenze</text:span><text:span text:style-name="T1">.</text:span></text:p>
            <text:p text:style-name="P2">2 <text:span text:style-name="T1">Vanessa accende il computer.</text:span></text:p>
            <text:p text:style-name="P3">3 <text:span text:style-name="T1">Si collega al sito per presentare la domanda.</text:span></text:p>
            <text:p text:style-name="P3">4 <text:span text:style-name="T1">Si apre il collegamento e il sito mostra la propria home</text:span><text:span text:style-name="T9">-</text:span><text:span text:style-name="T1">page.</text:span></text:p>
            <text:p text:style-name="P6">5 Vanessa cerca il modulo: “Modulo domanda personale e studenti dell'ateneo”.</text:p>
            <text:p text:style-name="P6">6 Trovato Vanessa clicca sul nome e attende che si carichi il documento.</text:p>
            <text:p text:style-name="P6">7 Caricato il documento, Vanessa inizia a compilare iniziando dallo specificare se è: madre, padre, tutore o affidatario.</text:p>
            <text:p text:style-name="P6">8 Continua riempiendo i campi riservati ai suoi dati anagrafici, residenza e domicilio.</text:p>
            <text:p text:style-name="P6">9 Successivamente deve dichiarare, barrando la casella che gli interessa, il suo ruolo all'interno dell'università.</text:p>
            <text:p text:style-name="P3"><text:span text:style-name="T1">10 <text:s/></text:span><text:span text:style-name="T2">Continuando inizia la parte riguardante il proprio bambino/bambina.</text:span></text:p>
            <text:p text:style-name="P7">11 Compila i dati <text:span text:style-name="T9">anagrafici</text:span> del bambino.</text:p>
            <text:p text:style-name="P5"><text:span text:style-name="T2">12 Finiti i dati anagrafici deve scegliere la fascia utenza tra le quattro scelte disponibili:</text:span><text:span text:style-name="T3"> </text:span><text:span text:style-name="T8">full time dalle ore 8,30 alle ore 16,30 comprensiva dei pasti, </text:span><text:span text:style-name="T4">part-time mattutina dalle ore 8,30 alle ore 13,30 comprensiva dei pasti, <text:s/>part-time mattutina dalle ore 8,30 alle ore 12,00 senza somministrazione del pasto </text:span><text:span text:style-name="T5">e </text:span><text:span text:style-name="T4">part-time pomeridiana dalle ore 13,30 alle ore 16,30 senza somministrazione del pasto. </text:span></text:p>
            <text:p text:style-name="P8">13 Compila i dati del genitore non richiedente barrando su “padre” o “madre” e continua compilando i dati anagrafici.</text:p>
            <text:p text:style-name="P5"><text:span text:style-name="T5">14 Sc</text:span><text:span text:style-name="T7">orrendo il documento</text:span><text:span text:style-name="T5"> </text:span><text:span text:style-name="T6">Vanessa deve indicare se ci sono particolari situazioni </text:span><text:span text:style-name="T7">in famiglia</text:span><text:span text:style-name="T6">: sanitari </text:span><text:span text:style-name="T7">e</text:span><text:span text:style-name="T6"> sociali </text:span><text:span text:style-name="T7">come d</text:span><text:span text:style-name="T6">ivorzio, bambino diversamente abile, invalidità genitore.</text:span></text:p>
            <text:p text:style-name="P9">15 Infine deve compilare la sua situazione reddituale.</text:p>
            <text:p text:style-name="P9">16 Vanessa controlla di aver inserito tutti i dati e rilegge il tutto.</text:p>
            <text:p text:style-name="P9">17 Assicuratasi di aver fatto tutto bene Vanessa <text:span text:style-name="T10">usa la funzione del sistema</text:span> “Invia modulo di iscrizione”.</text:p>
            <text:p text:style-name="P9">18 Il sito le mostra la frase: “modulo inviato con successo. Le sarà spedita una mail per la conferma dell'avvenuta consegna”.</text:p>
            <text:p text:style-name="P9">19 Vanessa esce dal sistema.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4</meta:editing-cycles>
    <meta:generator>LibreOffice/3.6$Windows_x86 LibreOffice_project/da8c1e6-fd468f4-454e206-f42a4a9-143cfd</meta:generator>
    <dc:date>2012-10-17T13:23:35</dc:date>
    <meta:document-statistic meta:table-count="1" meta:image-count="0" meta:object-count="0" meta:page-count="2" meta:paragraph-count="24" meta:word-count="359" meta:character-count="2305" meta:non-whitespace-character-count="1966"/>
  </office:meta>
</office:document-meta>
</file>